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4.26pt"/>
    </style:style>
    <style:style style:name="co2" style:family="table-column">
      <style:table-column-properties fo:break-before="auto" style:column-width="203.44pt"/>
    </style:style>
    <style:style style:name="co3" style:family="table-column">
      <style:table-column-properties fo:break-before="auto" style:column-width="243.69pt"/>
    </style:style>
    <style:style style:name="co4" style:family="table-column">
      <style:table-column-properties fo:break-before="auto" style:column-width="222.29pt"/>
    </style:style>
    <style:style style:name="co5" style:family="table-column">
      <style:table-column-properties fo:break-before="auto" style:column-width="248.8pt"/>
    </style:style>
    <style:style style:name="ro1" style:family="table-row">
      <style:table-row-properties style:row-height="6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46.01pt" fo:break-before="auto" style:use-optimal-row-height="true"/>
    </style:style>
    <style:style style:name="ro5" style:family="table-row">
      <style:table-row-properties style:row-height="68pt" fo:break-before="auto" style:use-optimal-row-height="true"/>
    </style:style>
    <style:style style:name="ro6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Verdana1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use-window-font-color="true" style:text-outline="false" style:text-line-through-style="none" style:text-line-through-type="none" style:font-name="Verdana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font-name="Verdana1" fo:font-size="18pt" fo:language="en" fo:country="US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top"/>
      <style:paragraph-properties fo:text-align="center" fo:margin-left="0pt"/>
      <style:text-properties style:font-name="Verdana1" fo:font-size="24pt" fo:language="en" fo:country="US" fo:font-weight="bold" style:font-size-asian="24pt" style:font-weight-asian="bold" style:font-size-complex="24pt" style:font-weight-complex="bold"/>
    </style:style>
    <style:style style:name="ce5" style:family="table-cell" style:parent-style-name="Default" style:data-style-name="N1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Verdana1" fo:font-size="18pt" fo:language="en" fo:country="US"/>
    </style:style>
    <style:style style:name="ce6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font-name="Verdana1" fo:font-size="24pt" fo:language="en" fo:country="US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style:font-name="Verdana1" fo:font-size="18pt" fo:language="en" fo:country="US"/>
    </style:style>
  </office:automatic-styles>
  <office:body>
    <office:spreadsheet>
      <table:calculation-settings table:automatic-find-labels="false" table:null-year="1969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4" office:value-type="string" calcext:value-type="string">
            <text:p>Index in GDD</text:p>
          </table:table-cell>
          <table:table-cell table:style-name="ce6" office:value-type="string" calcext:value-type="string">
            <text:p>Prototype Estimated Hours</text:p>
          </table:table-cell>
          <table:table-cell table:style-name="ce6" office:value-type="string" calcext:value-type="string">
            <text:p>Final Estimated Hours</text:p>
          </table:table-cell>
          <table:table-cell table:style-name="ce6" office:value-type="string" calcext:value-type="string">
            <text:p>Estimated Hours Remaining</text:p>
          </table:table-cell>
          <table:table-cell table:style-name="ce6" table:number-columns-repeated="1019"/>
        </table:table-row>
        <table:table-row table:style-name="ro2">
          <table:table-cell table:style-name="ce1"/>
          <table:table-cell table:style-name="ce4"/>
          <table:table-cell table:style-name="ce6" table:number-columns-repeated="1022"/>
        </table:table-row>
        <table:table-row table:style-name="ro3">
          <table:table-cell table:style-name="ce2" office:value-type="string" calcext:value-type="string">
            <text:p>Circuit board play spac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each of the six sides is a pin (terminal) of the circuit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asic mode and expert mode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Options mode reverts to attract mode (title screen) when user is done setting options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ame text uses custom font(s)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reen button for Play in attract and demo modes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reen buttons for mute and unmute in pause mode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ocal high scores can be cleared in options mode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ttract mode has Next buttons to immediately go to next screen (happens automatically after a time)</text:p>
          </table:table-cell>
          <table:table-cell office:value-type="float" office:value="66" calcext:value-type="float">
            <text:p>6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ttract mode has Demo button to immediately go to Demo mode (happens automatically after a time)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Demo mode has Done button to immediately return to attract mode title screen (happens automatically after a time)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ore screen space is ratio 9:16 (portrait mode) but playable on 3:4 and 10:16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lay space wide enough for 9 hex tiles, tall enough for 14 hex tiles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ex tiles target resolution is 128x128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utton target resolution is 128x128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arget font size is 96 pt and larger</text:p>
          </table:table-cell>
          <table:table-cell office:value-type="float" office:value="74" calcext:value-type="float">
            <text:p>7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ackground image resolution for screens is 1080x1920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layspace area is hex-tiled honeycomb, 128x128 image tiles approx 1 per hexagon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 piece spawns at the top whenever the previous piece “lands”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If a spawned piece has no room to fall, the game is over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ound on a piece landing and adding to a consistent circuit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ound on an inconsistent circuit forming 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ound on a closed circuit disappearing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ound at game over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ore is shown at the top of the screen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ame title on one screen of the attract mode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When player loses, game over mode appears till user is done, then attract mode, title screen resumes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ore points-per-closed-circuit for higher tick rate and for expert mode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oring piece vanishes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exagon-shaped circuit element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lements fall until they land on another element or the bottom of the play space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elements can be shifted left or right as they fall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lements can be rotated in 60-degree increments as they fall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lements, when landing, try to fit into the honeycomb efficiently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Inconsistent regions of elements are “dead” and are grayed out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asic mode: pins determined to have a definite truth value get a color showing that value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asic mode: conflicting pins of inconsistent circuits highlighted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ame description on one screen of the attract mode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use menu shows a pause screen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creen button for Done in pause, options, and game over modes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igh scores are persistent on architectures that support it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Target resolution is 1080x1920 but playable at lower and higher resolutions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Closed regions (consistent and having a unique solution on all exposed pins) disappear and add to the score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igh scores are displayed on one screen of the attract mode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Attract mode (which cycles through its screens) to demo mode to attract mode cycles till user decides to play or set options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ame over mode gives score, and info if player made a high score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Options include sound volume, music volume, player name, basic or expert mode, tick rate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pport stand-alone, web, and mobile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creen buttons for rotate left, rotate right, and pause in play mode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reen controls for all the options in options mode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ll controls and buttons have keyboard, mouse button, and/or gamepad shortcuts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ame modes: attract, play, demo, pause, set options, game over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igh scores are maintained 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lay mode goes to pause mode if selected by user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When pause mode is done, play mode resumes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ircuit look balanced between realistic and easy to visually parse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Logos and symbols on title screen in addition to title/author/etc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pport sites like itch.io and Windows Store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imations to some of the pieces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ieces have states: falling, settling, stable, scoring, dead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alling piece becomes settling piece when it lands on another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ettling piece becomes stable when it integrates with the honeycomb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table piece becomes dead on becoming part of unsatisfiable circuit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table piece becomes scoring on becoming part of a closed circuit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ontrollable by keyboard, gamepad, touch screen, and/or mouse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igh scores are networked on architectures/venues that support it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Attract mode switches to demo mode, which reverts to attract mode when the demo AI player loses or after a fixed time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usic A during attract mode and during demo mode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usic B during pause mode and during options mode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usic C during play mode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usic D during game over mode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ore than one play mode music, changes with progress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ll game piece movement is in discrete steps at a definite (tuneable) tick rate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table piece or dead piece becomes falling piece if an adjacent piece below it vanishes</text:p>
          </table:table-cell>
          <table:table-cell office:value-type="float" office:value="54" calcext:value-type="float">
            <text:p>54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ead pieces become stable pieces if they are no longer unsatisfiable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Well-designed borders/background for all modes and screens, balancing artistic with readability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table:style-name="ce7"/>
          <table:table-cell table:style-name="ce7" table:formula="of:=[.C79]*3" office:value-type="float" office:value="0" calcext:value-type="float">
            <text:p>0</text:p>
          </table:table-cell>
          <table:table-cell table:style-name="ce7" table:formula="of:=[.D79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table:style-name="ce7"/>
          <table:table-cell table:style-name="ce7" table:formula="of:=[.C80]*3" office:value-type="float" office:value="0" calcext:value-type="float">
            <text:p>0</text:p>
          </table:table-cell>
          <table:table-cell table:style-name="ce7" table:formula="of:=[.D8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7"/>
          <table:table-cell table:style-name="ce7" table:formula="of:=[.C81]*3" office:value-type="float" office:value="0" calcext:value-type="float">
            <text:p>0</text:p>
          </table:table-cell>
          <table:table-cell table:style-name="ce7" table:formula="of:=[.D8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table:style-name="ce7"/>
          <table:table-cell table:style-name="ce7" table:formula="of:=[.C82]*3" office:value-type="float" office:value="0" calcext:value-type="float">
            <text:p>0</text:p>
          </table:table-cell>
          <table:table-cell table:style-name="ce7" table:formula="of:=[.D8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table:style-name="ce7"/>
          <table:table-cell table:style-name="ce7" table:formula="of:=[.C83]*3" office:value-type="float" office:value="0" calcext:value-type="float">
            <text:p>0</text:p>
          </table:table-cell>
          <table:table-cell table:style-name="ce7" table:formula="of:=[.D8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table:style-name="ce7"/>
          <table:table-cell table:style-name="ce7" table:formula="of:=[.C84]*3" office:value-type="float" office:value="0" calcext:value-type="float">
            <text:p>0</text:p>
          </table:table-cell>
          <table:table-cell table:style-name="ce7" table:formula="of:=[.D8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table:style-name="ce7"/>
          <table:table-cell table:style-name="ce7" table:formula="of:=[.C85]*3" office:value-type="float" office:value="0" calcext:value-type="float">
            <text:p>0</text:p>
          </table:table-cell>
          <table:table-cell table:style-name="ce7" table:formula="of:=[.D8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table:style-name="ce7"/>
          <table:table-cell table:style-name="ce7" table:formula="of:=[.C86]*3" office:value-type="float" office:value="0" calcext:value-type="float">
            <text:p>0</text:p>
          </table:table-cell>
          <table:table-cell table:style-name="ce7" table:formula="of:=[.D86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table:style-name="ce7"/>
          <table:table-cell table:style-name="ce7" table:formula="of:=[.C87]*3" office:value-type="float" office:value="0" calcext:value-type="float">
            <text:p>0</text:p>
          </table:table-cell>
          <table:table-cell table:style-name="ce7" table:formula="of:=[.D87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table:style-name="ce7"/>
          <table:table-cell table:style-name="ce7" table:formula="of:=[.C88]*3" office:value-type="float" office:value="0" calcext:value-type="float">
            <text:p>0</text:p>
          </table:table-cell>
          <table:table-cell table:style-name="ce7" table:formula="of:=[.D88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table:style-name="ce7"/>
          <table:table-cell table:style-name="ce7" table:formula="of:=[.C89]*3" office:value-type="float" office:value="0" calcext:value-type="float">
            <text:p>0</text:p>
          </table:table-cell>
          <table:table-cell table:style-name="ce7" table:formula="of:=[.D89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table:style-name="ce7"/>
          <table:table-cell table:style-name="ce7" table:formula="of:=[.C90]*3" office:value-type="float" office:value="0" calcext:value-type="float">
            <text:p>0</text:p>
          </table:table-cell>
          <table:table-cell table:style-name="ce7" table:formula="of:=[.D9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table:style-name="ce7"/>
          <table:table-cell table:style-name="ce7" table:formula="of:=[.C91]*3" office:value-type="float" office:value="0" calcext:value-type="float">
            <text:p>0</text:p>
          </table:table-cell>
          <table:table-cell table:style-name="ce7" table:formula="of:=[.D9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table:style-name="ce7"/>
          <table:table-cell table:style-name="ce7" table:formula="of:=[.C92]*3" office:value-type="float" office:value="0" calcext:value-type="float">
            <text:p>0</text:p>
          </table:table-cell>
          <table:table-cell table:style-name="ce7" table:formula="of:=[.D9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table:style-name="ce7"/>
          <table:table-cell table:style-name="ce7" table:formula="of:=[.C93]*3" office:value-type="float" office:value="0" calcext:value-type="float">
            <text:p>0</text:p>
          </table:table-cell>
          <table:table-cell table:style-name="ce7" table:formula="of:=[.D9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table:style-name="ce7"/>
          <table:table-cell table:style-name="ce7" table:formula="of:=[.C94]*3" office:value-type="float" office:value="0" calcext:value-type="float">
            <text:p>0</text:p>
          </table:table-cell>
          <table:table-cell table:style-name="ce7" table:formula="of:=[.D9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table:style-name="ce7"/>
          <table:table-cell table:style-name="ce7" table:formula="of:=[.C95]*3" office:value-type="float" office:value="0" calcext:value-type="float">
            <text:p>0</text:p>
          </table:table-cell>
          <table:table-cell table:style-name="ce7" table:formula="of:=[.D9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table:style-name="ce7"/>
          <table:table-cell table:style-name="ce7" table:formula="of:=[.C96]*3" office:value-type="float" office:value="0" calcext:value-type="float">
            <text:p>0</text:p>
          </table:table-cell>
          <table:table-cell table:style-name="ce7" table:formula="of:=[.D96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style-name="ce7"/>
          <table:table-cell table:style-name="ce7" table:formula="of:=[.C97]*3" office:value-type="float" office:value="0" calcext:value-type="float">
            <text:p>0</text:p>
          </table:table-cell>
          <table:table-cell table:style-name="ce7" table:formula="of:=[.D97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table:style-name="ce7"/>
          <table:table-cell table:style-name="ce7" table:formula="of:=[.C98]*3" office:value-type="float" office:value="0" calcext:value-type="float">
            <text:p>0</text:p>
          </table:table-cell>
          <table:table-cell table:style-name="ce7" table:formula="of:=[.D98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table:style-name="ce7"/>
          <table:table-cell table:style-name="ce7" table:formula="of:=[.C99]*3" office:value-type="float" office:value="0" calcext:value-type="float">
            <text:p>0</text:p>
          </table:table-cell>
          <table:table-cell table:style-name="ce7" table:formula="of:=[.D99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7"/>
          <table:table-cell table:style-name="ce7" table:formula="of:=[.C100]*3" office:value-type="float" office:value="0" calcext:value-type="float">
            <text:p>0</text:p>
          </table:table-cell>
          <table:table-cell table:style-name="ce7" table:formula="of:=[.D10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table:style-name="ce7"/>
          <table:table-cell table:style-name="ce7" table:formula="of:=[.C101]*3" office:value-type="float" office:value="0" calcext:value-type="float">
            <text:p>0</text:p>
          </table:table-cell>
          <table:table-cell table:style-name="ce7" table:formula="of:=[.D10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table:style-name="ce7"/>
          <table:table-cell table:style-name="ce7" table:formula="of:=[.C102]*3" office:value-type="float" office:value="0" calcext:value-type="float">
            <text:p>0</text:p>
          </table:table-cell>
          <table:table-cell table:style-name="ce7" table:formula="of:=[.D10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tal hours</text:p>
          </table:table-cell>
          <table:table-cell office:value-type="float" office:value="101" calcext:value-type="float">
            <text:p>101</text:p>
          </table:table-cell>
          <table:table-cell table:style-name="ce7" table:formula="of:=SUM([.C3:.C102])" office:value-type="float" office:value="382" calcext:value-type="float">
            <text:p>382</text:p>
          </table:table-cell>
          <table:table-cell table:style-name="ce7" table:formula="of:=SUM([.D3:.D102])" office:value-type="float" office:value="1146" calcext:value-type="float">
            <text:p>1146</text:p>
          </table:table-cell>
          <table:table-cell table:style-name="ce7" table:formula="of:=SUM([.E3:.E102])" office:value-type="float" office:value="1146" calcext:value-type="float">
            <text:p>114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6" table:number-rows-repeated="104837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MJ78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Vance</meta:initial-creator>
    <meta:creation-date>2016-09-14T12:10:09.742000000</meta:creation-date>
    <dc:date>2016-09-14T13:10:59.626000000</dc:date>
    <dc:creator>Todd Vance</dc:creator>
    <meta:editing-duration>PT1H32S</meta:editing-duration>
    <meta:editing-cycles>34</meta:editing-cycles>
    <meta:generator>LibreOffice/5.1.5.2$Windows_x86 LibreOffice_project/7a864d8825610a8c07cfc3bc01dd4fce6a9447e5</meta:generator>
    <meta:printed-by>Todd Vance</meta:printed-by>
    <meta:print-date>2016-09-14T13:13:55.313000000</meta:print-date>
    <meta:document-statistic meta:table-count="1" meta:cell-count="560" meta:object-count="0"/>
  </office:meta>
</office:document-meta>
</file>